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row table:style-name="ro1">
          <table:table-cell office:value-type="string">
            <text:p>Assistenza condizionatori Daikin Firenze un servizio per riparazione ,manutenzione e montaggio oltre alle ricariche gas di tutti modelli di Daikin , sia fissi che portatili per offrirti sempre una soluzione per la tua casa , ufficio , bar e ristorante a Firenze.</text:p>
          </table:table-cell>
        </table:table-row>
        <table:table-row table:style-name="ro1">
          <table:table-cell/>
        </table:table-row>
        <table:table-row table:style-name="ro1">
          <table:table-cell office:value-type="string">
            <text:p>L’assistenza condizionatori Daikin Firenze de La Nuova Impianti è la scelta migliore per chi vuole assistenza o una ricarica gas al proprio climatizzatore Daikin a casa o in ufficio.</text:p>
          </table:table-cell>
        </table:table-row>
        <table:table-row table:style-name="ro1">
          <table:table-cell/>
        </table:table-row>
        <table:table-row table:style-name="ro1">
          <table:table-cell office:value-type="string">
            <text:p>Fin dalla nascita, Centro Assistenza Firenze, ha basato la propria crescita sul rapporto con i clienti, con l’obiettivo di fornire un servizio di riparazione elettrodomestici Daikin a Firenze di alta qualità.</text:p>
          </table:table-cell>
        </table:table-row>
        <table:table-row table:style-name="ro1">
          <table:table-cell/>
        </table:table-row>
        <table:table-row table:style-name="ro1">
          <table:table-cell office:value-type="string">
            <text:p>La nostra assistenza condizionatori Daikin Firenze è la più professionale, una decennale esperienza ci ha portati ad operare su questa marca in modo sicuro e conveniente.</text:p>
          </table:table-cell>
        </table:table-row>
        <table:table-row table:style-name="ro1">
          <table:table-cell/>
        </table:table-row>
        <table:table-row table:style-name="ro1">
          <table:table-cell office:value-type="string">
            <text:p>Siamo un assistenza Daikin a Firenze e provincia e interveniamo 24 ore su 24 per rotture, malfunzionamenti, blocchi e problemi vari al tuo climatizzatore Mitsubishi.</text:p>
          </table:table-cell>
        </table:table-row>
        <table:table-row table:style-name="ro1">
          <table:table-cell/>
        </table:table-row>
        <table:table-row table:style-name="ro1">
          <table:table-cell office:value-type="string">
            <text:p>Offriamo un servizio di assistenza completo ai nostri clienti grazie ad una vasta gamma di servizi e ad un supporto costante in caso di problematiche di funzionamento, manutenzione e pulizia del tuo elettrodomestico Daikin che vi permette di ottenere un servizio tempestivo, professionale, rapido con tutte le garanzie per la risoluzione di ogni vostra problematica.</text:p>
          </table:table-cell>
        </table:table-row>
        <table:table-row table:style-name="ro1">
          <table:table-cell/>
        </table:table-row>
        <table:table-row table:style-name="ro1">
          <table:table-cell office:value-type="string">
            <text:p>Centro Assistenza Firenze offre un servizio di riparazione elettrodomestici a Firenze completo e in rapidità su appuntamento.</text:p>
          </table:table-cell>
        </table:table-row>
        <table:table-row table:style-name="ro1">
          <table:table-cell/>
        </table:table-row>
        <table:table-row table:style-name="ro1">
          <table:table-cell office:value-type="string">
            <text:p>Assistenza Climatizzatori Firenze è un'azienda specializzata in riparazione e manutenzione di condizionatori e climatizzatori di tutte le marche per la provincia di Firenze.</text:p>
          </table:table-cell>
        </table:table-row>
        <table:table-row table:style-name="ro1">
          <table:table-cell/>
        </table:table-row>
        <table:table-row table:style-name="ro1">
          <table:table-cell office:value-type="string">
            <text:p>I centri assistenza convenzionati/riparatori sono gli unici responsabili del buon esito delle riparazioni, della fatturazione e della garanzia sulle riparazioni, esonerando il Centro Assistenza Firenze da qualsiasi responsabilità civile, penale o fiscale sugli interventi e sulle riparazioni.</text:p>
          </table:table-cell>
        </table:table-row>
        <table:table-row table:style-name="ro1">
          <table:table-cell/>
        </table:table-row>
        <table:table-row table:style-name="ro1">
          <table:table-cell office:value-type="string">
            <text:p>Problemi con il condizionatore ecco tutti i Centri assistenza condizionatori Daykin presenti in italia.</text:p>
          </table:table-cell>
        </table:table-row>
        <table:table-row table:style-name="ro1">
          <table:table-cell/>
        </table:table-row>
        <table:table-row table:style-name="ro1">
          <table:table-cell office:value-type="string">
            <text:p>L’azienda, punto di riferimento per tutta la zona di Firenze nell’ambito dell’assistenza elettrodomestici Daikine della riparazione di elettrodomestici da incasso e a libera installazione, è rinomata anche per la sua capacità di intervenire in modo tempestivo ed efficace.</text:p>
          </table:table-cell>
        </table:table-row>
        <table:table-row table:style-name="ro1">
          <table:table-cell/>
        </table:table-row>
        <table:table-row table:style-name="ro1">
          <table:table-cell office:value-type="string">
            <text:p>operazione delicata ma che viene effettuata dalla La Nuova Impianti con garanzia di intervento e con un assistenza disponibile 24H tutti i giorni dell'anno.</text:p>
          </table:table-cell>
        </table:table-row>
        <table:table-row table:style-name="ro1">
          <table:table-cell/>
        </table:table-row>
        <table:table-row table:style-name="ro1">
          <table:table-cell office:value-type="string">
            <text:p>Trattasi di centri assistenza specializzati, non autorizzati dalle case costruttrici, che non effettuano riparazioni coperte dalla Garanzia delle case costruttrici.</text:p>
          </table:table-cell>
        </table:table-row>
        <table:table-row table:style-name="ro1">
          <table:table-cell/>
        </table:table-row>
        <table:table-row table:style-name="ro1">
          <table:table-cell office:value-type="string">
            <text:p>In base all’ultimo provvedimento del governo avvenuto in data 11/03/2020 in cui la nostra attività viene indicata come ” servizio di prima necessità ” vi informiamo che siamo aperti e che siamo regolarmente operativi per continuare, nonostante tutto, a garantirvi il servizio di assistenza migliore possibile.</text:p>
          </table:table-cell>
        </table:table-row>
        <table:table-row table:style-name="ro1">
          <table:table-cell/>
        </table:table-row>
        <table:table-row table:style-name="ro1">
          <table:table-cell office:value-type="string">
            <text:p>Il nostro centro di assistenza condizionatori offre un servizio specifico di assistenza condizionatori a Firenze e d’intorni .</text:p>
          </table:table-cell>
        </table:table-row>
        <table:table-row table:style-name="ro1">
          <table:table-cell/>
        </table:table-row>
        <table:table-row table:style-name="ro1">
          <table:table-cell office:value-type="string">
            <text:p>Grazie ai nostri operatori possiamo offrire ai nostri clienti il miglior servizio di assistenza al miglior prezzo.</text:p>
          </table:table-cell>
        </table:table-row>
        <table:table-row table:style-name="ro1">
          <table:table-cell/>
        </table:table-row>
        <table:table-row table:style-name="ro1">
          <table:table-cell office:value-type="string">
            <text:p>Hai un problema al tuo impianto di climatizzazione e non sai a chi rivolgerti?Hai appena trovato l'assistenza di riferimento a Firenze.</text:p>
          </table:table-cell>
        </table:table-row>
        <table:table-row table:style-name="ro1">
          <table:table-cell/>
        </table:table-row>
        <table:table-row table:style-name="ro1">
          <table:table-cell office:value-type="string">
            <text:p>Effettuiamo da anni a Firenze assistenza , sostituzioni e riparazioni in giornata con personale qualificato, offrendo ai propri clienti garanzia e professionalità.</text:p>
          </table:table-cell>
        </table:table-row>
        <table:table-row table:style-name="ro1">
          <table:table-cell/>
        </table:table-row>
        <table:table-row table:style-name="ro1">
          <table:table-cell office:value-type="string">
            <text:p>I centri assistenza convenzionati con Centro Assistenza Firenze (riparatori) non sono dipendenti, né subordinati del Centro Assistenza Firenze e operano in totale autonomia.</text:p>
          </table:table-cell>
        </table:table-row>
        <table:table-row table:style-name="ro1">
          <table:table-cell/>
        </table:table-row>
        <table:table-row table:style-name="ro1">
          <table:table-cell office:value-type="string">
            <text:p>Errori o centri assistenza mancanti possono essere segnalati direttamente via email.</text:p>
          </table:table-cell>
        </table:table-row>
        <table:table-row table:style-name="ro1">
          <table:table-cell/>
        </table:table-row>
        <table:table-row table:style-name="ro1">
          <table:table-cell office:value-type="string">
            <text:p>Grazie alla nostra esperienza maturata in quarant'anni di attività offriamo un servizio di riparazione, manutenzione, pulizia filtri e ricarica gas su tutti i modelli di CONDIZIONATORI E CLIMATIZZATORI DAIKIN a Firenze e provincia 24 ore su 24.</text:p>
          </table:table-cell>
        </table:table-row>
        <table:table-row table:style-name="ro1">
          <table:table-cell/>
        </table:table-row>
        <table:table-row table:style-name="ro1">
          <table:table-cell office:value-type="string">
            <text:p>Con noi de La Nuova Impianti avrai finalmente i servizio professionale che cercavi di ricarica del gas refrigerante ai condizionatori Daikin a Firenze e provincia.</text:p>
          </table:table-cell>
        </table:table-row>
        <table:table-row table:style-name="ro1">
          <table:table-cell/>
        </table:table-row>
        <table:table-row table:style-name="ro1">
          <table:table-cell office:value-type="string">
            <text:p>La Nuova Impianti da il miglior servizio di tutta la provincia di Firenze per la ricarica del gas refrigerante nei condizionatori Daikin, di qualunque modello e potenza.</text:p>
          </table:table-cell>
        </table:table-row>
        <table:table-row table:style-name="ro1">
          <table:table-cell/>
        </table:table-row>
        <table:table-row table:style-name="ro1">
          <table:table-cell office:value-type="string">
            <text:p>L’installazione di condizionatori Daikin a Firenze e provincia è il servizio de La Nuova Impianti che si occupa 24 ore su 24 no stop tutto l’anno dell'allaccio e messa in funzione di nuovi climatizzatori.</text:p>
          </table:table-cell>
        </table:table-row>
        <table:table-row table:style-name="ro1">
          <table:table-cell/>
        </table:table-row>
        <table:table-row table:style-name="ro1">
          <table:table-cell office:value-type="string">
            <text:p>La Nuova Impianti offre il servizio di riparazione condizionatori Daikin a Firenze e provincia senza esclusioni.</text:p>
          </table:table-cell>
        </table:table-row>
        <table:table-row table:style-name="ro1">
          <table:table-cell/>
        </table:table-row>
        <table:table-row table:style-name="ro1">
          <table:table-cell office:value-type="string">
            <text:p>Effettuiamo lamanutenzione ai condizionatori Daikin a Firenze e provincia a qualsiasi ora del giorno e della notte, anche in pronto intervento.</text:p>
          </table:table-cell>
        </table:table-row>
        <table:table-row table:style-name="ro1">
          <table:table-cell/>
        </table:table-row>
        <table:table-row table:style-name="ro1">
          <table:table-cell office:value-type="string">
            <text:p>I nostri tecnici possono effettuare anche interventi urgenti con il servizio 24 ore su 24 e sono dotati del nuovo Patentino Frigoristi senza il quale non sarà piu possibile effettuare interventi e trattare il gas che è all'interno dei condizionatori stessi.</text:p>
          </table:table-cell>
        </table:table-row>
        <table:table-row table:style-name="ro1">
          <table:table-cell/>
        </table:table-row>
        <table:table-row table:style-name="ro1">
          <table:table-cell office:value-type="string">
            <text:p>Riparazione condizionatori Daikina Firenze con il nostro servizio diassistenza manutenzione e montaggio climatizzatoriper offrirti sempre una soluzione per la tua casa , ufficio , bar e ristoranti a Firenze.</text:p>
          </table:table-cell>
        </table:table-row>
        <table:table-row table:style-name="ro1">
          <table:table-cell/>
        </table:table-row>
        <table:table-row table:style-name="ro1">
          <table:table-cell office:value-type="string">
            <text:p>Sul sito ufficiale è possibile trovare l'elenco dei prodotti comprendente climatizzatori e condizionatori, sistemi di refrigerazione e ventilazione, deumidificatori, ecc.</text:p>
          </table:table-cell>
        </table:table-row>
        <table:table-row table:style-name="ro1">
          <table:table-cell/>
        </table:table-row>
        <table:table-row table:style-name="ro1">
          <table:table-cell office:value-type="string">
            <text:p>L&amp;P Elettroimpianti, seria e professionale da 30 anni nel settore, si occupa di, manutenzione condizionatori a Prato, montaggio condizionatore a Prato.</text:p>
          </table:table-cell>
        </table:table-row>
        <table:table-row table:style-name="ro1">
          <table:table-cell/>
        </table:table-row>
        <table:table-row table:style-name="ro1">
          <table:table-cell office:value-type="string">
            <text:p>Riparazione, supporto online, sostituzione climatizzatori monosplit e multisplit, purificatori d'aria, condizionatori portatili guasti, sostituzione pezzi di ricambio difettosi.</text:p>
          </table:table-cell>
        </table:table-row>
        <table:table-row table:style-name="ro1">
          <table:table-cell/>
        </table:table-row>
        <table:table-row table:style-name="ro1">
          <table:table-cell office:value-type="string">
            <text:p>Riparazione, supporto online, sostituzione climatizzatori e condizionatori guasti, sostituzione pezzi di ricambio difettosi.</text:p>
          </table:table-cell>
        </table:table-row>
        <table:table-row table:style-name="ro1">
          <table:table-cell/>
        </table:table-row>
        <table:table-row table:style-name="ro1">
          <table:table-cell office:value-type="string">
            <text:p>Certamente il tipo di gas più diffuso è il 410A, con consumi energetici ridotti, ma a causa della differente tecnologia i condizionatori e climatizzatori che utilizzano il gas R410A sono un po' più cari rispetto agli altri.</text:p>
          </table:table-cell>
        </table:table-row>
        <table:table-row table:style-name="ro1">
          <table:table-cell/>
        </table:table-row>
        <table:table-row table:style-name="ro1">
          <table:table-cell office:value-type="string">
            <text:p>Ho un problema con tre condizionatori (uno motore) nuovi, in quanto acquistati l'anno scorso.</text:p>
          </table:table-cell>
        </table:table-row>
        <table:table-row table:style-name="ro1">
          <table:table-cell/>
        </table:table-row>
        <table:table-row table:style-name="ro1">
          <table:table-cell office:value-type="string">
            <text:p>Condizionatori Firenze P.IVA 01554690519 L’utilizzo e la navigazione nel Sito avviene sotto la completa responsabilità dell’utente.</text:p>
          </table:table-cell>
        </table:table-row>
        <table:table-row table:style-name="ro1">
          <table:table-cell/>
        </table:table-row>
        <table:table-row table:style-name="ro1">
          <table:table-cell office:value-type="string">
            <text:p>Idraulico Firenze è un servizio completo di servizi idraulici e riparazione caldaie .</text:p>
          </table:table-cell>
        </table:table-row>
        <table:table-row table:style-name="ro1">
          <table:table-cell/>
        </table:table-row>
        <table:table-row table:style-name="ro1">
          <table:table-cell office:value-type="string">
            <text:p>Se anche tu hai scelto prodotti di questo marchio e stai cercando tecnici qualificati per una corretta manutenzione o necessiti di intervento per riparazione di un guasto, chiamateci senza indugio.</text:p>
          </table:table-cell>
        </table:table-row>
        <table:table-row table:style-name="ro1">
          <table:table-cell/>
        </table:table-row>
        <table:table-row table:style-name="ro1">
          <table:table-cell office:value-type="string">
            <text:p>Con i nostri mezzi siamo in grado di raggiungere velocemente il domicilio a Firenze o l’attività del cliente ed effettuare la riparazione.</text:p>
          </table:table-cell>
        </table:table-row>
        <table:table-row table:style-name="ro1">
          <table:table-cell/>
        </table:table-row>
        <table:table-row table:style-name="ro1">
          <table:table-cell office:value-type="string">
            <text:p>Questa operazione di pulizia dei filtri servirà a sanificare il vostro condizionatore, trattenere i batteri, polvere, smog, pollini e le particelle in sospensione nell'aria che, invece di circolare nella vostra casa, rimarranno catturati all'interno dei filtri per purificare l'aria e prevenire problemi di salute e di malfunzionamenti dell'impianto.</text:p>
          </table:table-cell>
        </table:table-row>
        <table:table-row table:style-name="ro1">
          <table:table-cell/>
        </table:table-row>
        <table:table-row table:style-name="ro1">
          <table:table-cell office:value-type="string">
            <text:p>Per garantire un corretto funzionamento del vostro condizionatore/climatizzatore è necessario procedere periodicamente alla pulizia dei filtri, i nostri tecnici possono provvedere in poco tempo.</text:p>
          </table:table-cell>
        </table:table-row>
        <table:table-row table:style-name="ro1">
          <table:table-cell/>
        </table:table-row>
        <table:table-row table:style-name="ro1">
          <table:table-cell office:value-type="string">
            <text:p>Per questo motivo se prima di effettuare una ricarica di un condizionatore non si effettua una verifica dell'impianto si rischia che una volta effettuata la ricarica, dopo un periodo di tempo che dipende dal tipo di perdita , il problema si verifichi nuovamente.</text:p>
          </table:table-cell>
        </table:table-row>
        <table:table-row table:style-name="ro1">
          <table:table-cell/>
        </table:table-row>
        <table:table-row table:style-name="ro1">
          <table:table-cell office:value-type="string">
            <text:p>Effettuato solo con tecnici specializzati e professionisti del settore, che non mancheranno di darti anche consigli su come far durare più a lungo il tuo condizionatore.</text:p>
          </table:table-cell>
        </table:table-row>
        <table:table-row table:style-name="ro1">
          <table:table-cell/>
        </table:table-row>
        <table:table-row table:style-name="ro1">
          <table:table-cell office:value-type="string">
            <text:p>Infatti grazie dalla ricarica del gas il condizionatore torna a funzionare come dovrebbe sia nel caso che dopo 2-3 anni stia finendo sia che ci siano delle piccole perdite.</text:p>
          </table:table-cell>
        </table:table-row>
        <table:table-row table:style-name="ro1">
          <table:table-cell/>
        </table:table-row>
        <table:table-row table:style-name="ro1">
          <table:table-cell office:value-type="string">
            <text:p>La pulizia dei filtri è fondamentale per far durare più anni il tuo condizionatore e per l’igiene dei tuoi ambienti.</text:p>
          </table:table-cell>
        </table:table-row>
        <table:table-row table:style-name="ro1">
          <table:table-cell/>
        </table:table-row>
        <table:table-row table:style-name="ro1">
          <table:table-cell office:value-type="string">
            <text:p>Che si tratti di una pulizia filtri,un guasto alla ventola o una semplice ricarica di gas refrigerante in provincia di Firenze siamo i migliori nel settore,con una velocità di intervento migliore della concorrenza.</text:p>
          </table:table-cell>
        </table:table-row>
        <table:table-row table:style-name="ro1">
          <table:table-cell/>
        </table:table-row>
        <table:table-row table:style-name="ro1">
          <table:table-cell office:value-type="string">
            <text:p>Siamo una piccola ditta di impianti elettrici a firenze, eseguiamo qualsiasi tipo di lavoro, dagli impianti civili, industriali, allarmi, impianti tv e sat alle automazioni per cancelli e bandoni.</text:p>
          </table:table-cell>
        </table:table-row>
        <table:table-row table:style-name="ro1">
          <table:table-cell/>
        </table:table-row>
        <table:table-row table:style-name="ro1">
          <table:table-cell office:value-type="string">
            <text:p>Non basta infatti usare prodotti di qualità per la disinfezione completa del tuo impianto di condizionamento ma serve anche l’ottima manodopera che La Nuova Impianti è in grado di offrire a Firenze grazie ai suoi tecnici specializzati.</text:p>
          </table:table-cell>
        </table:table-row>
        <table:table-row table:style-name="ro1">
          <table:table-cell/>
        </table:table-row>
        <table:table-row table:style-name="ro1">
          <table:table-cell office:value-type="string">
            <text:p>Idraulicofirenze.net offre un servizio offerto da esperti del settore per riparazioni idrauliche e spurghi a Firenze e provincia - DI PADOVA FEDERICO - COD.</text:p>
          </table:table-cell>
        </table:table-row>
        <table:table-row table:style-name="ro1">
          <table:table-cell/>
        </table:table-row>
        <table:table-row table:style-name="ro1">
          <table:table-cell office:value-type="string">
            <text:p>Piccole riparazioni e altro è una ditta che svolge servizio professionale a domicilio di installazione climatizzatore a Firenze.</text:p>
          </table:table-cell>
        </table:table-row>
        <table:table-row table:style-name="ro1">
          <table:table-cell/>
        </table:table-row>
        <table:table-row table:style-name="ro1">
          <table:table-cell office:value-type="string">
            <text:p>Bagno a Ripoli, Barberino di Mugello, Barberino Val d'Elsa, Borgo San Lorenzo, Calenzano, Campi Bisenzio, Capraia e Limite, Castelfiorentino, Cerreto Guidi, Certaldo, Dicomano, Empoli, Fiesole, Figline Valdarno, Firenze, Firenzuola, Fucecchio, Gambassi Terme, Greve in Chianti, Impruneta, Incisa in Val d'Arno, Lastra a Signa, Londa, Marradi, Montaione, Montelupo Fiorentino, Montespertoli, Palazzuolo sul Senio, Pelago, Pontassieve, Reggello, Rignano sull'Arno, Rufina, San Casciano in Val di Pesa, San Godenzo, San Piero a Sieve, Scandicci, Scarperia, Sesto Fiorentino, Signa, Tavarnelle Val di Pesa, Vaglia, Vicchio, Vinci.</text:p>
          </table:table-cell>
        </table:table-row>
        <table:table-row table:style-name="ro1">
          <table:table-cell/>
        </table:table-row>
        <table:table-row table:style-name="ro1">
          <table:table-cell office:value-type="string">
            <text:p>L'impianto di condizionamento nella stagione estiva a Firenze è un apparato di vitale importanza.</text:p>
          </table:table-cell>
        </table:table-row>
        <table:table-row table:style-name="ro1">
          <table:table-cell/>
        </table:table-row>
        <table:table-row table:style-name="ro1">
          <table:table-cell office:value-type="string">
            <text:p>Offriamo anche un servizio di pronto intervento 24 ore su 24 per il riabbocco del gas in urgenza.</text:p>
          </table:table-cell>
        </table:table-row>
        <table:table-row table:style-name="ro1">
          <table:table-cell/>
        </table:table-row>
        <table:table-row table:style-name="ro1">
          <table:table-cell office:value-type="string">
            <text:p>I tuoi dati non sono al sicuro‼️ 🔑 Con il nostro servizio di “ᴄᴀɴᴄᴇʟʟᴀᴢɪᴏɴᴇ ᴅᴀᴛɪ ᴄᴇʀᴛɪꜰɪᴄᴀᴛᴀ” secondo lo standard Europeo ADISA è praticamente impossibile recuperare qualsiasi file dal tuo vecchio dispositivo.</text:p>
          </table:table-cell>
        </table:table-row>
        <table:table-row table:style-name="ro1">
          <table:table-cell/>
        </table:table-row>
        <table:table-row table:style-name="ro1">
          <table:table-cell office:value-type="string">
            <text:p>I nostri tecnici specializzati possono provvedere in poco tempo alla ricarica del gas necessario al corretto funzionamento del tuo impianto di climatizzazione o di condizionamento dell'aria.</text:p>
          </table:table-cell>
        </table:table-row>
        <table:table-row table:style-name="ro1">
          <table:table-cell/>
        </table:table-row>
        <table:table-row table:style-name="ro1">
          <table:table-cell office:value-type="string">
            <text:p>Il costo di una ricarica delg as dipende dal tipo di gas e dal numero degli split.</text:p>
          </table:table-cell>
        </table:table-row>
        <table:table-row table:style-name="ro1">
          <table:table-cell/>
        </table:table-row>
        <table:table-row table:style-name="ro1">
          <table:table-cell office:value-type="string">
            <text:p>Anche altri gas di tipo R417A e R419A possono essere inseriti al posto dell'R22 senza dover in questo caso sostituire l'olio del motore.</text:p>
          </table:table-cell>
        </table:table-row>
        <table:table-row table:style-name="ro1">
          <table:table-cell/>
        </table:table-row>
        <table:table-row table:style-name="ro1">
          <table:table-cell office:value-type="string">
            <text:p>L'azienda è in grado di garantire riparazioni a domicilio a prezzi competitivi, grazie alla collaborazione con tecnici altamente qualificati e costantemente aggiornati sulle novità tecnologiche introdotte sul mercato.</text:p>
          </table:table-cell>
        </table:table-row>
        <table:table-row table:style-name="ro1">
          <table:table-cell/>
        </table:table-row>
        <table:table-row table:style-name="ro1">
          <table:table-cell office:value-type="string">
            <text:p>eseguo lavori di idraulica e termoidraulica, ma non tralascio i piccoli problemi di riparazioni che si possono verificare negl'appartamenti dei clienti.</text:p>
          </table:table-cell>
        </table:table-row>
        <table:table-row table:style-name="ro1">
          <table:table-cell/>
        </table:table-row>
        <table:table-row table:style-name="ro1">
          <table:table-cell office:value-type="string">
            <text:p>Per riparazioni in garanzia e/o centri autorizzati è necessario contattare direttamente le case costruttrici.</text:p>
          </table:table-cell>
        </table:table-row>
        <table:table-row table:style-name="ro1">
          <table:table-cell/>
        </table:table-row>
        <table:table-row table:style-name="ro1">
          <table:table-cell office:value-type="string">
            <text:p>I nostri tecnici specializzati vi garantiranno la massima professionalità e un intervento veloce 24 ore su 24 a prezzi ragionevoli.</text:p>
          </table:table-cell>
        </table:table-row>
      </table:table>
      <table:table table:name="Foglio2" table:style-name="ta1" table:print="false">
        <table:table-column table:style-name="co1" table:default-cell-style-name="Default"/>
        <table:table-row table:style-name="ro1">
          <table:table-cell/>
        </table:table-row>
      </table:table>
      <table:table table:name="Foglio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18">07/18/2020</text:date>, <text:time>10:47: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10:46:32.16</meta:creation-date>
    <dc:date>2020-07-18T10:47:27.27</dc:date>
    <meta:editing-duration>PT55S</meta:editing-duration>
    <meta:editing-cycles>1</meta:editing-cycles>
    <meta:document-statistic meta:table-count="3" meta:cell-count="60" meta:object-count="0"/>
    <meta:generator>OpenOffice/4.1.7$Win32 OpenOffice.org_project/417m1$Build-9800</meta:generator>
  </office:meta>
</office:document-meta>
</file>